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1.305cm"/>
    </style:style>
    <style:style style:name="gr3" style:family="graphic" style:parent-style-name="standard">
      <style:graphic-properties draw:textarea-horizontal-align="justify" draw:textarea-vertical-align="middle" draw:auto-grow-height="false" fo:min-height="13.25cm" fo:min-width="9.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0.65cm" fo:min-width="15.701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svg:stroke-color="#ffffff" draw:fill="solid" draw:fill-color="#ffffff" draw:opacity="100%" draw:textarea-horizontal-align="justify" draw:textarea-vertical-align="middle" draw:auto-grow-height="false" fo:min-height="7.522cm" fo:min-width="10.46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411cm"/>
    </style:style>
    <style:style style:name="gr12" style:family="graphic">
      <style:graphic-properties style:protect="position siz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7.882cm" fo:min-width="7.632cm" style:protect="size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3cm" svg:x="2.3cm" svg:y="2.5cm">
          <draw:text-box>
            <text:p>Mise à angle droit des bords du tissu</text:p>
          </draw:text-box>
        </draw:frame>
      </draw:page>
      <draw:page draw:name="page2" draw:style-name="dp1" draw:master-page-name="Standard">
        <draw:frame draw:style-name="gr2" draw:text-style-name="P1" draw:layer="layout" svg:width="11.805cm" svg:height="1.657cm" svg:x="2.7cm" svg:y="2.1cm">
          <draw:text-box>
            <text:p>Marquage mesure diamétre sur un coté</text:p>
            <text:p>Puis pliage carré pour déterminer centre</text:p>
          </draw:text-box>
        </draw:frame>
        <draw:g>
          <draw:g>
            <draw:g>
              <draw:custom-shape draw:style-name="gr3" draw:text-style-name="P2" draw:layer="layout" svg:width="10.3cm" svg:height="13.5cm" svg:x="4.875cm" svg:y="11.6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3" draw:layer="layout" svg:x1="4.875cm" svg:y1="25.1cm" svg:x2="13.025cm" svg:y2="16.95cm">
                <text:p/>
              </draw:line>
            </draw:g>
            <draw:line draw:style-name="gr4" draw:text-style-name="P3" draw:layer="layout" svg:x1="4.1cm" svg:y1="19cm" svg:x2="5.7cm" svg:y2="19cm">
              <text:p/>
            </draw:line>
          </draw:g>
          <draw:line draw:style-name="gr5" draw:text-style-name="P2" draw:layer="layout" svg:x1="4.5cm" svg:y1="19.1cm" svg:x2="4.6cm" svg:y2="25.1cm">
            <text:p text:style-name="P2">Diamètre</text:p>
          </draw:line>
        </draw:g>
        <draw:frame draw:style-name="gr6" draw:layer="layout" svg:width="15.804cm" svg:height="3.612cm" svg:x="3.188cm" svg:y="5.90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Standard">
        <draw:g>
          <draw:g>
            <draw:g>
              <draw:g>
                <draw:custom-shape draw:style-name="gr3" draw:text-style-name="P2" draw:layer="layout" svg:width="10.3cm" svg:height="13.5cm" svg:x="4cm" svg:y="4.2cm">
                  <text:p/>
                  <draw:enhanced-geometry svg:viewBox="0 0 21600 21600" draw:type="rectangle" draw:enhanced-path="M 0 0 L 21600 0 21600 21600 0 21600 0 0 Z N"/>
                </draw:custom-shape>
                <draw:line draw:style-name="gr4" draw:text-style-name="P3" draw:layer="layout" svg:x1="4cm" svg:y1="17.7cm" svg:x2="12.15cm" svg:y2="9.55cm">
                  <text:p/>
                </draw:line>
              </draw:g>
              <draw:line draw:style-name="gr4" draw:text-style-name="P3" draw:layer="layout" svg:x1="3.225cm" svg:y1="11.6cm" svg:x2="4.825cm" svg:y2="11.6cm">
                <text:p/>
              </draw:line>
            </draw:g>
            <draw:line draw:style-name="gr5" draw:text-style-name="P2" draw:layer="layout" svg:x1="3.625cm" svg:y1="11.7cm" svg:x2="3.725cm" svg:y2="17.7cm">
              <text:p text:style-name="P2">Diamètre</text:p>
            </draw:line>
          </draw:g>
          <draw:custom-shape draw:style-name="gr7" draw:text-style-name="P4" draw:layer="layout" svg:width="16.201cm" svg:height="10.9cm" draw:transform="rotate (0.785398163397448) translate (3.781cm 17.993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g>
          <draw:g>
            <draw:g>
              <draw:g>
                <draw:g>
                  <draw:custom-shape draw:style-name="gr3" draw:text-style-name="P2" draw:layer="layout" svg:width="10.3cm" svg:height="13.5cm" svg:x="3.975cm" svg:y="4.2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4" draw:text-style-name="P3" draw:layer="layout" svg:x1="3.975cm" svg:y1="17.7cm" svg:x2="12.125cm" svg:y2="9.55cm">
                    <text:p/>
                  </draw:line>
                </draw:g>
                <draw:line draw:style-name="gr4" draw:text-style-name="P3" draw:layer="layout" svg:x1="3.2cm" svg:y1="11.6cm" svg:x2="4.8cm" svg:y2="11.6cm">
                  <text:p/>
                </draw:line>
              </draw:g>
              <draw:line draw:style-name="gr5" draw:text-style-name="P2" draw:layer="layout" svg:x1="3.6cm" svg:y1="11.7cm" svg:x2="3.7cm" svg:y2="17.7cm">
                <text:p text:style-name="P2">Diamètre</text:p>
              </draw:line>
            </draw:g>
            <draw:custom-shape draw:style-name="gr7" draw:text-style-name="P4" draw:layer="layout" svg:width="16.201cm" svg:height="10.9cm" draw:transform="rotate (0.785398163397448) translate (3.756cm 17.99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3" draw:layer="layout" svg:x1="-2.561cm" svg:y1="5.04cm" svg:x2="9.161cm" svg:y2="16.76cm">
            <text:p/>
          </draw:line>
          <draw:line draw:style-name="gr4" draw:text-style-name="P3" draw:layer="layout" svg:x1="-2.503cm" svg:y1="11.549cm" svg:x2="16.304cm" svg:y2="11.55cm">
            <text:p/>
          </draw:line>
        </draw:g>
        <draw:line draw:style-name="gr8" draw:text-style-name="P2" draw:layer="layout" svg:x1="10.2cm" svg:y1="11.7cm" svg:x2="11cm" svg:y2="13.1cm">
          <text:p text:style-name="P2"><text:s text:c="14"/>Marquer</text:p>
        </draw:line>
      </draw:page>
      <draw:page draw:name="page5" draw:style-name="dp1" draw:master-page-name="Standard">
        <draw:g>
          <draw:g>
            <draw:g>
              <draw:g>
                <draw:g>
                  <draw:custom-shape draw:style-name="gr3" draw:text-style-name="P2" draw:layer="layout" svg:width="10.3cm" svg:height="13.5cm" svg:x="3.956cm" svg:y="4.2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4" draw:text-style-name="P3" draw:layer="layout" svg:x1="3.956cm" svg:y1="17.7cm" svg:x2="12.106cm" svg:y2="9.55cm">
                    <text:p/>
                  </draw:line>
                </draw:g>
                <draw:line draw:style-name="gr4" draw:text-style-name="P3" draw:layer="layout" svg:x1="3.181cm" svg:y1="11.6cm" svg:x2="4.781cm" svg:y2="11.6cm">
                  <text:p/>
                </draw:line>
              </draw:g>
              <draw:line draw:style-name="gr5" draw:text-style-name="P2" draw:layer="layout" svg:x1="3.581cm" svg:y1="11.7cm" svg:x2="3.681cm" svg:y2="17.7cm">
                <text:p text:style-name="P2">123,5 cm</text:p>
              </draw:line>
            </draw:g>
            <draw:custom-shape draw:style-name="gr7" draw:text-style-name="P4" draw:layer="layout" svg:width="16.201cm" svg:height="10.9cm" draw:transform="rotate (0.785398163397448) translate (3.737cm 17.993cm)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-2.58cm" svg:y1="5.04cm" svg:x2="9.142cm" svg:y2="16.76cm">
              <text:p/>
            </draw:line>
            <draw:line draw:style-name="gr4" draw:text-style-name="P3" draw:layer="layout" svg:x1="-2.522cm" svg:y1="11.549cm" svg:x2="16.285cm" svg:y2="11.55cm">
              <text:p/>
            </draw:line>
          </draw:g>
          <draw:custom-shape draw:style-name="gr9" draw:text-style-name="P5" draw:layer="layout" svg:width="10.96cm" svg:height="7.772cm" draw:transform="rotate (-0.785398163397448) translate (3.477cm 11.154cm)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2" draw:layer="layout" svg:x1="6.994cm" svg:y1="14.687cm" svg:x2="7.794cm" svg:y2="16.087cm">
          <text:p text:style-name="P2"><text:s text:c="14"/>Marquer</text:p>
        </draw:line>
        <draw:line draw:style-name="gr8" draw:text-style-name="P2" draw:layer="layout" svg:x1="6.988cm" svg:y1="11.574cm" svg:x2="7.788cm" svg:y2="12.974cm">
          <text:p text:style-name="P2"><text:s text:c="14"/>Marquer</text:p>
        </draw:line>
        <draw:line draw:style-name="gr4" draw:text-style-name="P3" draw:layer="layout" svg:x1="7cm" svg:y1="7.995cm" svg:x2="7cm" svg:y2="16.604cm">
          <text:p/>
        </draw:line>
        <draw:custom-shape draw:style-name="gr10" draw:text-style-name="P2" draw:layer="layout" svg:width="0.5cm" svg:height="0.4cm" svg:x="6.5cm" svg:y="11.6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11" draw:text-style-name="P1" draw:layer="layout" svg:width="6.911cm" svg:height="0.954cm" svg:x="2.7cm" svg:y="2.1cm">
          <draw:text-box>
            <text:p>Répéter de l’autre coté</text:p>
          </draw:text-box>
        </draw:frame>
        <draw:g>
          <draw:g>
            <draw:g>
              <draw:custom-shape draw:style-name="gr3" draw:text-style-name="P2" draw:layer="layout" svg:width="10.3cm" svg:height="13.5cm" draw:transform="rotate (-3.14159265358979) translate (14.399cm 20cm)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3" draw:layer="layout" svg:x1="14.399cm" svg:y1="6.5cm" svg:x2="6.249cm" svg:y2="14.65cm">
                <text:p/>
              </draw:line>
            </draw:g>
            <draw:line draw:style-name="gr4" draw:text-style-name="P3" draw:layer="layout" svg:x1="15.174cm" svg:y1="12.6cm" svg:x2="13.574cm" svg:y2="12.6cm">
              <text:p/>
            </draw:line>
          </draw:g>
          <draw:line draw:style-name="gr5" draw:text-style-name="P2" draw:layer="layout" svg:x1="14.774cm" svg:y1="12.5cm" svg:x2="14.674cm" svg:y2="6.5cm">
            <text:p text:style-name="P2">Diamètre</text:p>
          </draw:line>
        </draw:g>
      </draw:page>
      <draw:page draw:name="page7" draw:style-name="dp1" draw:master-page-name="Standard">
        <draw:g>
          <draw:g draw:style-name="gr12">
            <draw:custom-shape draw:style-name="gr13" draw:text-style-name="P3" draw:layer="layout" svg:width="11.5cm" svg:height="11.5cm" svg:x="4.9cm" svg:y="8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cm" svg:y1="14.537cm" svg:x2="19.3cm" svg:y2="14.537cm">
              <text:p/>
            </draw:line>
            <draw:line draw:style-name="gr4" draw:text-style-name="P3" draw:layer="layout" svg:x1="10.65cm" svg:y1="23.187cm" svg:x2="10.65cm" svg:y2="5.887cm">
              <text:p/>
            </draw:line>
            <draw:line draw:style-name="gr4" draw:text-style-name="P3" draw:layer="layout" svg:x1="3.2cm" svg:y1="7.087cm" svg:x2="18.1cm" svg:y2="21.987cm">
              <text:p/>
            </draw:line>
            <draw:line draw:style-name="gr4" draw:text-style-name="P3" draw:layer="layout" svg:x1="18.1cm" svg:y1="7.087cm" svg:x2="3.2cm" svg:y2="21.987cm">
              <text:p/>
            </draw:line>
          </draw:g>
          <draw:frame draw:style-name="gr14" draw:text-style-name="P6" draw:layer="layout" svg:width="2.7cm" svg:height="1.673cm" svg:x="8.1cm" svg:y="10.2cm">
            <draw:text-box>
              <text:p text:style-name="P2">Centre</text:p>
              <text:p text:style-name="P2">Jupe</text:p>
            </draw:text-box>
          </draw:frame>
        </draw:g>
      </draw:page>
      <draw:page draw:name="page8" draw:style-name="dp1" draw:master-page-name="Standard">
        <draw:frame draw:style-name="gr1" draw:text-style-name="P1" draw:layer="layout" svg:width="15cm" svg:height="5.172cm" svg:x="2.3cm" svg:y="2.5cm">
          <draw:text-box>
            <text:p>Ensuite :</text:p>
            <text:p>Découpe</text:p>
            <text:p>Assemblage des deux disques sur un coté.</text:p>
            <text:p>Assemblage bande ceinture</text:p>
            <text:p>Assemblage fermeture éclair</text:p>
            <text:p>Découpe du bas</text:p>
            <text:p>Stoppage du bas 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2:18:32.163896895</meta:creation-date>
    <meta:generator>LibreOffice/5.3.1.2$Linux_X86_64 LibreOffice_project/30m0$Build-2</meta:generator>
    <dc:date>2017-09-10T23:38:27.825382827</dc:date>
    <meta:editing-duration>PT17H9M17S</meta:editing-duration>
    <meta:editing-cycles>11</meta:editing-cycles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9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tour de taille, longueur ceinture</text:p>
          </table:table-cell>
          <table:table-cell/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diamètre pour tour de taille</text:p>
          </table:table-cell>
          <table:table-cell table:style-name="Default"/>
          <table:table-cell table:formula="of:=[.D1]/(4*PI())" office:value-type="float" office:value="6.76408508140555" calcext:value-type="float">
            <text:p>6,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Largeur Tissu</text:p>
          </table:table-cell>
          <table:table-cell office:value-type="string" calcext:value-type="string">
            <text:p>Longueur</text:p>
          </table:table-cell>
          <table:table-cell table:style-name="Default" office:value-type="string" calcext:value-type="string">
            <text:p>racine_delta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hauteur</text:p>
          </table:table-cell>
          <table:table-cell table:style-name="Default" office:value-type="string" calcext:value-type="string">
            <text:p>diamèt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SQRT(2*[.B4]*[.A4])" office:value-type="float" office:value="244.948974278318" calcext:value-type="float">
            <text:p>244,9</text:p>
          </table:table-cell>
          <table:table-cell table:formula="of:=1/2*([.B4]+[.A4]-[.C4])" office:value-type="float" office:value="52.5255128608411" calcext:value-type="float">
            <text:p>52,5</text:p>
          </table:table-cell>
          <table:table-cell table:formula="of:=1/2*([.B4]+[.A4]+[.C4])" office:value-type="float" office:value="297.474487139159" calcext:value-type="float">
            <text:p>297,5</text:p>
          </table:table-cell>
          <table:table-cell table:formula="of:=[.D4]-[.$G$1]" office:value-type="float" office:value="45.7614277794355" calcext:value-type="float">
            <text:p>45,8</text:p>
          </table:table-cell>
          <table:table-cell table:formula="of:=[.D4]*2" office:value-type="float" office:value="105.051025721682" calcext:value-type="float">
            <text:p>105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table:formula="of:=SQRT(2*[.B5]*[.A5])" office:value-type="float" office:value="250.998007960223" calcext:value-type="float">
            <text:p>251,0</text:p>
          </table:table-cell>
          <table:table-cell table:formula="of:=1/2*([.B5]+[.A5]-[.C5])" office:value-type="float" office:value="54.5009960198887" calcext:value-type="float">
            <text:p>54,5</text:p>
          </table:table-cell>
          <table:table-cell table:formula="of:=1/2*([.B5]+[.A5]+[.C5])" office:value-type="float" office:value="305.499003980111" calcext:value-type="float">
            <text:p>305,5</text:p>
          </table:table-cell>
          <table:table-cell table:formula="of:=[.D5]-[.$G$1]" office:value-type="float" office:value="47.7369109384831" calcext:value-type="float">
            <text:p>47,7</text:p>
          </table:table-cell>
          <table:table-cell table:formula="of:=[.D5]*2" office:value-type="float" office:value="109.001992039777" calcext:value-type="float">
            <text:p>109,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formula="of:=SQRT(2*[.B6]*[.A6])" office:value-type="float" office:value="273.861278752583" calcext:value-type="float">
            <text:p>273,9</text:p>
          </table:table-cell>
          <table:table-cell table:formula="of:=1/2*([.B6]+[.A6]-[.C6])" office:value-type="float" office:value="63.0693606237085" calcext:value-type="float">
            <text:p>63,1</text:p>
          </table:table-cell>
          <table:table-cell table:formula="of:=1/2*([.B6]+[.A6]+[.C6])" office:value-type="float" office:value="336.930639376292" calcext:value-type="float">
            <text:p>336,9</text:p>
          </table:table-cell>
          <table:table-cell table:formula="of:=[.D6]-[.$G$1]" office:value-type="float" office:value="56.3052755423029" calcext:value-type="float">
            <text:p>56,3</text:p>
          </table:table-cell>
          <table:table-cell table:formula="of:=[.D6]*2" office:value-type="float" office:value="126.138721247417" calcext:value-type="float">
            <text:p>126,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.5" calcext:value-type="float">
            <text:p>195,5</text:p>
          </table:table-cell>
          <table:table-cell table:formula="of:=SQRT(2*[.B7]*[.A7])" office:value-type="float" office:value="240.557685389596" calcext:value-type="float">
            <text:p>240,6</text:p>
          </table:table-cell>
          <table:table-cell table:formula="of:=1/2*([.B7]+[.A7]-[.C7])" office:value-type="float" office:value="51.4711573052018" calcext:value-type="float">
            <text:p>51,5</text:p>
          </table:table-cell>
          <table:table-cell table:formula="of:=1/2*([.B7]+[.A7]+[.C7])" office:value-type="float" office:value="292.028842694798" calcext:value-type="float">
            <text:p>292,0</text:p>
          </table:table-cell>
          <table:table-cell table:formula="of:=[.D7]-[.$G$1]" office:value-type="float" office:value="44.7070722237963" calcext:value-type="float">
            <text:p>44,7</text:p>
          </table:table-cell>
          <table:table-cell table:formula="of:=[.D7]*2" office:value-type="float" office:value="102.942314610404" calcext:value-type="float">
            <text:p>102,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4:04:07.426921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